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59edc" officeooo:paragraph-rsid="00159edc"/>
    </style:style>
    <style:style style:name="P2" style:family="paragraph" style:parent-style-name="Text_20_body" style:list-style-name="L2">
      <style:text-properties officeooo:paragraph-rsid="00159edc"/>
    </style:style>
    <style:style style:name="P3" style:family="paragraph" style:parent-style-name="Text_20_body" style:list-style-name="L2">
      <style:text-properties officeooo:rsid="00159edc" officeooo:paragraph-rsid="00159edc"/>
    </style:style>
    <style:style style:name="P4" style:family="paragraph" style:parent-style-name="Text_20_body" style:list-style-name="L2">
      <style:text-properties officeooo:rsid="0016542d" officeooo:paragraph-rsid="0016542d"/>
    </style:style>
    <style:style style:name="T1" style:family="text">
      <style:text-properties officeooo:rsid="00159e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imer parcial <text:span text:style-name="T1">(mitad/finales de septiembre)</text:span></text:h>
      <text:list xml:id="list2710559594" text:style-name="L1">
        <text:list-item>
          <text:p text:style-name="P1">Punteros</text:p>
        </text:list-item>
        <text:list-item>
          <text:p text:style-name="P1">Cadenas</text:p>
        </text:list-item>
        <text:list-item>
          <text:p text:style-name="P1">Manipulación de archivos</text:p>
        </text:list-item>
      </text:list>
      <text:h text:style-name="Heading_20_1" text:outline-level="1">Segundo parcial <text:span text:style-name="T1">(finales de noviembre)</text:span></text:h>
      <text:list xml:id="list3417523518" text:style-name="L2">
        <text:list-item>
          <text:p text:style-name="P3">Manejo de memoria dinámica</text:p>
        </text:list-item>
        <text:list-item>
          <text:p text:style-name="P3">Pilas</text:p>
        </text:list-item>
        <text:list-item>
          <text:p text:style-name="P3">Colas</text:p>
        </text:list-item>
        <text:list-item>
          <text:p text:style-name="P2"><text:span text:style-name="T1">Listas</text:span></text:p>
        </text:list-item>
        <text:list-item>
          <text:p text:style-name="P4">Tests unitari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8:57:21.105853918</meta:creation-date>
    <dc:date>2019-08-15T19:44:13.971375514</dc:date>
    <meta:editing-duration>PT4M17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10" meta:word-count="32" meta:character-count="186" meta:non-whitespace-character-count="172"/>
  </office:meta>
</office:document-meta>
</file>